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Roman No9 L" svg:font-family="'Nimbus Roman No9 L'" style:font-family-generic="roman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f10f8"/>
    </style:style>
    <style:style style:name="P2" style:family="paragraph" style:parent-style-name="Standard">
      <style:text-properties fo:font-style="normal" style:text-underline-style="none" fo:font-weight="normal" officeooo:paragraph-rsid="000f10f8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paragraph-rsid="000f10f8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paragraph-rsid="0010ea5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paragraph-rsid="0011fe9e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paragraph-rsid="0013659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paragraph-rsid="00155e5c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italic" style:text-underline-style="solid" style:text-underline-width="auto" style:text-underline-color="font-color" fo:font-weight="bold" officeooo:paragraph-rsid="00136594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officeooo:paragraph-rsid="0012acd6"/>
    </style:style>
    <style:style style:name="P10" style:family="paragraph" style:parent-style-name="Standard">
      <style:text-properties officeooo:paragraph-rsid="001474e2"/>
    </style:style>
    <style:style style:name="P11" style:family="paragraph" style:parent-style-name="Standard">
      <style:text-properties officeooo:paragraph-rsid="00155e5c"/>
    </style:style>
    <style:style style:name="P12" style:family="paragraph" style:parent-style-name="Standard">
      <style:text-properties fo:color="#00ff00" officeooo:paragraph-rsid="00155e5c"/>
    </style:style>
    <style:style style:name="P13" style:family="paragraph" style:parent-style-name="Standard">
      <style:text-properties fo:color="#000000" officeooo:paragraph-rsid="00155e5c"/>
    </style:style>
    <style:style style:name="P14" style:family="paragraph" style:parent-style-name="Standard">
      <style:text-properties fo:color="#000000" officeooo:paragraph-rsid="00166054"/>
    </style:style>
    <style:style style:name="P15" style:family="paragraph">
      <style:paragraph-properties fo:text-align="center"/>
    </style:style>
    <style:style style:name="T1" style:family="text">
      <style:text-properties officeooo:rsid="000f10f8"/>
    </style:style>
    <style:style style:name="T2" style:family="text">
      <style:text-properties fo:font-style="italic" fo:font-weight="bold" officeooo:rsid="000f10f8" style:font-style-asian="italic" style:font-weight-asian="bold" style:font-style-complex="italic" style:font-weight-complex="bold"/>
    </style:style>
    <style:style style:name="T3" style:family="text">
      <style:text-properties fo:font-size="14pt" officeooo:rsid="000f10f8" style:font-size-asian="14pt" style:font-size-complex="14pt"/>
    </style:style>
    <style:style style:name="T4" style:family="text">
      <style:text-properties fo:font-size="14pt" fo:font-style="italic" style:text-underline-style="solid" style:text-underline-width="auto" style:text-underline-color="font-color" fo:font-weight="bold" officeooo:rsid="000f10f8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2pt" fo:font-style="normal" style:text-underline-style="none" fo:font-weight="normal" officeooo:rsid="000f10f8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11fe9e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12acd6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136594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1474e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155e5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166054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10ea57"/>
    </style:style>
    <style:style style:name="T13" style:family="text">
      <style:text-properties officeooo:rsid="0011fe9e"/>
    </style:style>
    <style:style style:name="T14" style:family="text">
      <style:text-properties fo:font-size="9pt" officeooo:rsid="0011fe9e" style:font-size-asian="9pt" style:font-size-complex="9pt"/>
    </style:style>
    <style:style style:name="T15" style:family="text">
      <style:text-properties officeooo:rsid="00136594"/>
    </style:style>
    <style:style style:name="T16" style:family="text">
      <style:text-properties officeooo:rsid="00155e5c"/>
    </style:style>
    <style:style style:name="T17" style:family="text">
      <style:text-properties fo:color="#ff0000" fo:font-size="12pt" fo:font-style="normal" style:text-underline-style="none" fo:font-weight="normal" officeooo:rsid="00155e5c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fo:font-size="12pt" fo:font-style="normal" style:text-underline-style="none" fo:font-weight="normal" officeooo:rsid="00155e5c" style:font-size-asian="10.5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f42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3</text:span><text:span text:style-name="T1"><text:tab/><text:tab/><text:tab/><text:tab/><text:tab/></text:span><text:span text:style-name="T4">Stromdichte</text:span></text:p>
      <text:p text:style-name="P1"><text:span text:style-name="T4"/></text:p>
      <text:p text:style-name="P3"><text:span text:style-name="T1">S= Stromdichte</text:span></text:p>
      <text:p text:style-name="P3"><text:span text:style-name="T1"/></text:p>
      <text:p text:style-name="P3"><text:span text:style-name="T1"/></text:p>
      <text:p text:style-name="P3"><text:span text:style-name="T1"><text:tab/>___J___</text:span></text:p>
      <text:p text:style-name="P1"><text:span text:style-name="T5">S= <text:s text:c="11"/>A</text:span></text:p>
      <text:p text:style-name="P2"><text:span text:style-name="T3"/></text:p>
      <text:p text:style-name="P3"><text:span text:style-name="T1">[S] = A (Ampere) pro mm²</text:span></text:p>
      <text:p text:style-name="P3"><text:span text:style-name="T1"/></text:p>
      <text:p text:style-name="P3"><text:span text:style-name="T1"/></text:p>
      <text:p text:style-name="P3"><text:span text:style-name="T1">Bsp: Welcher Leiter Querschnitt ist bei einer Kupferleitung zu erwarten, wenn 100mA fließen und die Stromdichte 4 A pro mm² beträgt.</text:span></text:p>
      <text:p text:style-name="P3"><text:span text:style-name="T1"/></text:p>
      <text:p text:style-name="P4"><text:span text:style-name="T12"/></text:p>
      <text:p text:style-name="P4"><text:span text:style-name="T12">Bsp 2: Die Stromdichte in einem Hohlkörper (Koaxialkabel) beträgt 2 A pro mm².</text:span></text:p>
      <text:p text:style-name="P4"><text:span text:style-name="T12"><text:s text:c="11"/>Welcher Strom fließt durch den Leiter.</text:span></text:p>
      <text:p text:style-name="P4"><text:span text:style-name="T12"/></text:p>
      <text:p text:style-name="P4"><draw:custom-shape text:anchor-type="paragraph" draw:z-index="7" draw:style-name="gr1" svg:width="0.3335in" svg:height="1.3752in" svg:x="5.0028in" svg:y="0.439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style-name="gr1" svg:width="0.3933in" svg:height="0.415in" draw:transform="rotate (-1.60866997156317) translate (4.55in 0.954861111111111in)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text:anchor-type="paragraph" draw:z-index="5" draw:style-name="gr2" draw:text-style-name="P15" svg:x1="2.9193in" svg:y1="1.8138in" svg:x2="5.3358in" svg:y2="1.8138in"><text:p/></draw:line><draw:line text:anchor-type="paragraph" draw:z-index="4" draw:style-name="gr2" draw:text-style-name="P15" svg:x1="2.9193in" svg:y1="0.439in" svg:x2="5.263in" svg:y2="0.439in"><text:p/></draw:line><draw:line text:anchor-type="paragraph" draw:z-index="3" draw:style-name="gr2" draw:text-style-name="P15" svg:x1="2.9508in" svg:y1="1.3453in" svg:x2="4.3988in" svg:y2="1.3453in"><text:p/></draw:line><draw:line text:anchor-type="paragraph" draw:z-index="2" draw:style-name="gr2" draw:text-style-name="P15" svg:x1="2.8984in" svg:y1="0.9492in" svg:x2="4.3984in" svg:y2="0.9492in"><text:p/></draw:line><draw:custom-shape text:anchor-type="paragraph" draw:z-index="1" draw:style-name="gr1" draw:text-style-name="P15" svg:width="0.3858in" svg:height="0.3961in" svg:x="2.711in" svg:y="0.9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style-name="gr1" draw:text-style-name="P15" svg:width="1.3752in" svg:height="1.3752in" svg:x="2.211in" svg:y="0.4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2"/></text:p>
      <text:p text:style-name="P4"><text:span text:style-name="T12"/></text:p>
      <text:p text:style-name="P4"><text:span text:style-name="T12"/></text:p>
      <text:p text:style-name="P4"><text:span text:style-name="T12"><text:tab/><text:tab/><text:tab/><text:tab/><text:tab/><text:tab/><text:tab/><text:tab/><text:tab/></text:span></text:p>
      <text:p text:style-name="P4"><text:span text:style-name="T12"><text:tab/><text:tab/><text:tab/><text:tab/><text:tab/><text:tab/><text:tab/><text:tab/><text:tab/><text:tab/></text:span></text:p>
      <text:p text:style-name="P4"><text:span text:style-name="T12"><text:tab/><text:tab/><text:tab/><text:tab/><text:tab/><text:tab/><text:tab/><text:tab/><text:tab/></text:span><text:span text:style-name="T14">di=50mm</text:span><text:span text:style-name="T12"><text:tab/></text:span><text:span text:style-name="T13">du= 100mm</text:span><text:span text:style-name="T12"><text:tab/><text:tab/><text:tab/><text:tab/><text:tab/><text:tab/><text:tab/><text:tab/><text:tab/></text:span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5"><text:span text:style-name="T13"/></text:p>
      <text:p text:style-name="P9"><text:span text:style-name="T6">A= <text:s/>π</text:span><text:span text:style-name="T13">/4 *</text:span><text:span text:style-name="T6"> <text:s/></text:span><text:span text:style-name="T7">(</text:span><text:span text:style-name="T6">da² – di²</text:span><text:span text:style-name="T7">=</text:span></text:p>
      <text:p text:style-name="P9"><text:span text:style-name="T6"/></text:p>
      <text:p text:style-name="P9"><text:span text:style-name="T7">0.785 * (7500) = 5887,5</text:span></text:p>
      <text:p text:style-name="P9"><text:span text:style-name="T6"/></text:p>
      <text:p text:style-name="P5"><text:span text:style-name="T13"/></text:p>
      <text:p text:style-name="P5"><text:span text:style-name="T13">Pi ist gleich S * A <text:s/>= 11,8 kA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8"><text:soft-page-break/><text:span text:style-name="T15">1.4 Elektrische Spannung</text:span></text:p>
      <text:p text:style-name="P8"><text:span text:style-name="T15"/></text:p>
      <text:p text:style-name="P6"><text:span text:style-name="T15"/></text:p>
      <text:p text:style-name="P7"><text:span text:style-name="T15">Quellenspannung<text:tab/><text:tab/><text:tab/><text:tab/> <text:tab/><text:tab/><text:tab/></text:span><text:span text:style-name="T16">Spannungsabfall:</text:span><text:span text:style-name="T15"><text:tab/><text:tab/><text:tab/></text:span></text:p>
      <text:p text:style-name="P6"><text:span text:style-name="T15"><text:s text:c="3"/>- wird in einem Bauteil erzeugt<text:tab/><text:tab/><text:tab/><text:tab/><text:tab/></text:span><text:span text:style-name="T16"> <text:s/>- fällt an einem Bauelement <text:tab/><text:tab/><text:tab/><text:tab/><text:tab/><text:tab/><text:tab/><text:tab/><text:tab/> <text:s text:c="3"/>ab, wenn dieses vom Strom <text:tab/><text:tab/><text:tab/><text:tab/><text:tab/><text:tab/><text:tab/><text:tab/><text:tab/> <text:s text:c="3"/>durchflossen wird.</text:span></text:p>
      <text:p text:style-name="P6"><text:span text:style-name="T15"><text:tab/><text:tab/>z.B. </text:span></text:p>
      <text:p text:style-name="P6"><text:span text:style-name="T15">Mittels Generator</text:span></text:p>
      <text:p text:style-name="P6"><text:span text:style-name="T15">mittels Galvanischen Elements </text:span></text:p>
      <text:p text:style-name="P6"><text:span text:style-name="T15">mittels Solarzelle</text:span></text:p>
      <text:p text:style-name="Standard"><text:span text:style-name="T8"/></text:p>
      <text:p text:style-name="Standard"><draw:line text:anchor-type="paragraph" draw:z-index="8" draw:style-name="gr2" draw:text-style-name="P15" svg:x1="0.3984in" svg:y1="0.1791in" svg:x2="0.9921in" svg:y2="0.1791in"><text:p/></draw:line><draw:line text:anchor-type="paragraph" draw:z-index="9" draw:style-name="gr2" draw:text-style-name="P15" svg:x1="1.6173in" svg:y1="0.1791in" svg:x2="1.7425in" svg:y2="0.1791in"><text:p/></draw:line><text:span text:style-name="T8">U0 = Energie<text:tab/><text:tab/>= E</text:span></text:p>
      <text:p text:style-name="Standard"><text:span text:style-name="T8"><text:s text:c="9"/>Ladung<text:tab/><text:tab/> <text:s text:c="2"/>Q</text:span></text:p>
      <text:p text:style-name="Standard"><text:span text:style-name="T8"/></text:p>
      <text:p text:style-name="P10"><draw:line text:anchor-type="paragraph" draw:z-index="10" draw:style-name="gr2" draw:text-style-name="P15" svg:x1="0.461in" svg:y1="0.1957in" svg:x2="0.7319in" svg:y2="0.1957in"><text:p/></draw:line><text:span text:style-name="T10">[</text:span><text:span text:style-name="T9">U0</text:span><text:span text:style-name="T10">]</text:span><text:span text:style-name="T9"> = <text:s/>Ws * V *A</text:span></text:p>
      <text:p text:style-name="P11"><draw:line text:anchor-type="paragraph" draw:z-index="11" draw:style-name="gr2" draw:text-style-name="P15" svg:x1="0.8571in" svg:y1="0.0102in" svg:x2="1.1799in" svg:y2="0.0102in"><text:p/></draw:line><text:span text:style-name="T9"> <text:s text:c="9"/>As <text:s text:c="5"/>A</text:span></text:p>
      <text:p text:style-name="P11"><text:span text:style-name="T16"/></text:p>
      <text:p text:style-name="P11"><text:span text:style-name="T9"/></text:p>
      <text:p text:style-name="P12"><draw:line text:anchor-type="paragraph" draw:z-index="14" draw:style-name="gr2" draw:text-style-name="P15" svg:x1="1.4402in" svg:y1="1.6874in" svg:x2="2.263in" svg:y2="1.6874in"><text:p/></draw:line><draw:rect text:anchor-type="paragraph" draw:z-index="13" draw:style-name="gr2" draw:text-style-name="P15" svg:width="0.4169in" svg:height="0.1252in" svg:x="1.0236in" svg:y="1.6252in"><text:p/></draw:rect><draw:line text:anchor-type="paragraph" draw:z-index="12" draw:style-name="gr2" draw:text-style-name="P15" svg:x1="0.1071in" svg:y1="1.6874in" svg:x2="1.0654in" svg:y2="1.6874in"><text:p/></draw:line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><text:s text:c="11"/></text:span><text:span text:style-name="T17">J <text:s text:c="12"/></text:span><text:span text:style-name="T18">R</text:span></text:p>
      <text:p text:style-name="P12"><text:span text:style-name="T9"/></text:p>
      <text:p text:style-name="P12"><text:span text:style-name="T10"><text:s text:c="19"/>UR = J * R</text:span></text:p>
      <text:p text:style-name="P12"><text:span text:style-name="T10"/></text:p>
      <text:p text:style-name="P12"><text:span text:style-name="T10"/></text:p>
      <text:p text:style-name="P13"><text:span text:style-name="T10">Messschaltung:</text:span></text:p>
      <text:p text:style-name="P13"><text:span text:style-name="T10"/></text:p>
      <text:p text:style-name="P13"><draw:custom-shape text:anchor-type="paragraph" draw:z-index="28" draw:style-name="gr3" svg:width="0.1878in" svg:height="0.5004in" svg:x="1.3673in" svg:y="0.37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style-name="gr1" draw:text-style-name="P15" svg:width="0.1878in" svg:height="0.1878in" svg:x="0.6693in" svg:y="1.2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style-name="gr2" draw:text-style-name="P15" svg:x1="0.5134in" svg:y1="1.352in" svg:x2="1.0031in" svg:y2="1.352in"><text:p/></draw:line><draw:line text:anchor-type="paragraph" draw:z-index="25" draw:style-name="gr2" draw:text-style-name="P15" svg:x1="1.0028in" svg:y1="1.0709in" svg:x2="1.0028in" svg:y2="1.352in"><text:p/></draw:line><draw:line text:anchor-type="paragraph" draw:z-index="24" draw:style-name="gr2" draw:text-style-name="P15" svg:x1="0.5134in" svg:y1="1.0709in" svg:x2="0.5134in" svg:y2="1.352in"><text:p/></draw:line><draw:rect text:anchor-type="paragraph" draw:z-index="23" draw:style-name="gr2" draw:text-style-name="P15" svg:width="0.2295in" svg:height="0.115in" svg:x="0.6173in" svg:y="1.0189in"><text:p/></draw:rect><draw:line text:anchor-type="paragraph" draw:z-index="22" draw:style-name="gr2" draw:text-style-name="P15" svg:x1="0.0862in" svg:y1="1.0709in" svg:x2="0.0236in" svg:y2="1.05in"><text:p/></draw:line><draw:line text:anchor-type="paragraph" draw:z-index="21" draw:style-name="gr2" draw:text-style-name="P15" svg:x1="0.0236in" svg:y1="0.2583in" svg:x2="0.0236in" svg:y2="1.05in"><text:p/></draw:line><draw:line text:anchor-type="paragraph" draw:z-index="20" draw:style-name="gr2" draw:text-style-name="P15" svg:x1="1.3673in" svg:y1="1.0709in" svg:x2="0.0862in" svg:y2="1.0709in"><text:p/></draw:line><draw:line text:anchor-type="paragraph" draw:z-index="19" draw:style-name="gr2" draw:text-style-name="P15" svg:x1="1.3673in" svg:y1="0.2583in" svg:x2="1.3673in" svg:y2="1.0709in"><text:p/></draw:line><draw:line text:anchor-type="paragraph" draw:z-index="18" draw:style-name="gr2" draw:text-style-name="P15" svg:x1="0.8047in" svg:y1="0.2583in" svg:x2="1.3673in" svg:y2="0.2583in"><text:p/></draw:line><draw:line text:anchor-type="paragraph" draw:z-index="17" draw:style-name="gr2" draw:text-style-name="P15" svg:x1="0.8047in" svg:y1="0.102in" svg:x2="0.8047in" svg:y2="0.4457in"><text:p/></draw:line><draw:line text:anchor-type="paragraph" draw:z-index="16" draw:style-name="gr2" draw:text-style-name="P15" svg:x1="0.6902in" svg:y1="0.1752in" svg:x2="0.6902in" svg:y2="0.3524in"><text:p/></draw:line><draw:line text:anchor-type="paragraph" draw:z-index="15" draw:style-name="gr2" draw:text-style-name="P15" svg:x1="0.0236in" svg:y1="0.2583in" svg:x2="0.6799in" svg:y2="0.2583in"><text:p/></draw:line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4"><text:span text:style-name="T11"/></text:p>
      <text:p text:style-name="P14"><text:span text:style-name="T11">Bsp: Mit einem Arbeitsaufwand von 1,6 mNM wird eine Ladung von 40 µ As transportiert.</text:span></text:p>
      <text:p text:style-name="P14"><text:span text:style-name="T11"><text:s text:c="8"/>Welche Spannung wird erzeugt?</text:span></text:p>
      <text:p text:style-name="P14"><text:span text:style-name="T11"/></text:p>
      <text:p text:style-name="P14"><draw:line text:anchor-type="paragraph" draw:z-index="29" draw:style-name="gr2" draw:text-style-name="P15" svg:x1="0.4091in" svg:y1="0.2in" svg:x2="2.2945in" svg:y2="0.2in"><text:p/></draw:line><text:span text:style-name="T11">U0 = 1,6 * 10 hoch minus 3 Nm</text:span></text:p>
      <text:p text:style-name="P14"><text:span text:style-name="T11"><text:s text:c="9"/>40 * 10 hoch minus 6 As</text:span></text:p>
      <text:p text:style-name="P14"><text:span text:style-name="T11"><text:s text:c="6"/>= 40 V</text:span></text:p>
      <text:p text:style-name="P1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Roman No9 L" svg:font-family="'Nimbus Roman No9 L'" style:font-family-generic="roman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Nimbus Roman No9 L" fo:font-size="10pt" fo:font-weight="bold" style:font-name-asian="DejaVu Sans" style:font-size-asian="10pt" style:font-weight-asian="bold" style:font-name-complex="DejaVu Sans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1-26T15:10:10</meta:creation-date>
    <dc:date>2012-11-26T14:38:45</dc:date>
    <dc:creator>Dennis Diehm</dc:creator>
    <meta:editing-duration>PT1H13M43S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2" meta:paragraph-count="33" meta:word-count="175" meta:character-count="1083" meta:non-whitespace-character-count="735"/>
  </office:meta>
</office:document-meta>
</file>